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8-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ZEKIEL SEES THE GOD OF GLORY DEFILED IN THE CITY OF JERUSALEM (8:1-10:3, 5-17; 11:1-22, 24-2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ZEKIEL SEES THE GOD OF GLORY DEFILED IN THE CITY OF JERUSALEM (8:1-10:3, 5-17; 11:1-22, 24-2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ockery (8:5-18; 11:1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mockery (8:5-18; 11:1-1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perversions (8:5-18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erversions (8:5-18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eople are worshiping a large idol north of the altar gate in the Temple entrance (8:5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venty Jewish elders are burning incense to devilish images inside the Temple (8:7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me Jewish women are weeping for the false god Tammuz (8:13-15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wenty-five men are worshiping the sun (8:16-1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ockery (8:5-18; 11:1-13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perversions (8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moters (11:1-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EZEKIEL SEES THE GOD OF GLORY DEFILED IN THE CITY OF JERUSALEM (8:1-10:3, 5-17; 11:1-22, 24-25).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man (8:1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mockery (8:5-18; 11:1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marking (9:1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magnificent ones (10:1-3, 5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ssage (11:14-22, 24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EZEKIEL 8-11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ZEKIEL SEES THE GOD OF GLORY DEFILED IN THE CITY OF JERUSALEM (8:1-10:3, 5-17; 11:1-22, 24-25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ZEKIEL SEES THE GLORY OF GOD DEPART FROM THE CITY OF JERUSALEM (10:4, 18-22; 11:23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EZEKIEL SEES THE GLORY OF GOD DEPART FROM THE CITY OF JERUSALEM (10:4, 18-22; 11:23).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From the Holy of Holies to the entrance of the Temple (10: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From the entrance of the Temple to the east gate (10:18-2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rom the east gate to the Mount of Olives (11:2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ZEKIEL 8-11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EZEKIEL SEES THE GOD OF GLORY DEFILED IN THE CITY OF JERUSALEM (8:1-10:3, 5-17; 11:1-22, 24-25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ZEKIEL SEES THE GLORY OF GOD DEPART FROM THE CITY OF JERUSALEM (10:4, 18-22; 11:2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8-11 </dc:title>
    <meta:initial-creator>David STRICKLAND</meta:initial-creator>
    <dc:creator>David STRICKLAND</dc:creator>
    <meta:creation-date>2020-02-22T17:31:14Z</meta:creation-date>
    <dc:date>2020-02-22T17:31:15Z</dc:date>
    <meta:template xlink:href="BibleStudy" xlink:type="simple"/>
    <meta:editing-cycles>1</meta:editing-cycles>
    <meta:editing-duration>PT0S</meta:editing-duration>
    <meta:document-statistic meta:paragraph-count="31" meta:word-count="361"/>
  </office:meta>
</office:document-meta>
</file>